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1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Odstavecseseznamem" style:family="paragraph">
      <style:paragraph-properties fo:margin-top="0.0833in" fo:margin-bottom="0.0833in" fo:line-height="100%"/>
    </style:style>
    <style:style style:name="P19" style:parent-style-name="Odstavecseseznamem" style:family="paragraph">
      <style:paragraph-properties fo:margin-top="0.0833in" fo:margin-bottom="0.0833in"/>
    </style:style>
    <style:style style:name="P20" style:parent-style-name="Odstavecseseznamem" style:family="paragraph">
      <style:paragraph-properties fo:margin-top="0.0833in" fo:margin-bottom="0.0833in"/>
    </style:style>
    <style:style style:name="P21" style:parent-style-name="Odstavecseseznamem" style:family="paragraph">
      <style:paragraph-properties fo:margin-top="0.0833in" fo:margin-bottom="0.0833in"/>
    </style:style>
    <style:style style:name="P22" style:parent-style-name="Odstavecseseznamem" style:family="paragraph">
      <style:paragraph-properties fo:margin-top="0.0833in" fo:margin-bottom="0.0833in"/>
    </style:style>
    <style:style style:name="P23" style:parent-style-name="Odstavecseseznamem" style:family="paragraph">
      <style:paragraph-properties fo:margin-top="0.0833in" fo:margin-bottom="0.0833in"/>
    </style:style>
    <style:style style:name="P24" style:parent-style-name="Odstavecseseznamem" style:family="paragraph">
      <style:paragraph-properties fo:margin-top="0.0833in" fo:margin-bottom="0.0833in"/>
    </style:style>
    <style:style style:name="P25" style:parent-style-name="Odstavecseseznamem" style:family="paragraph">
      <style:paragraph-properties fo:margin-top="0.0833in" fo:margin-bottom="0.0833in"/>
    </style:style>
    <style:style style:name="P26" style:parent-style-name="Odstavecseseznamem" style:family="paragraph">
      <style:paragraph-properties fo:margin-top="0.0833in" fo:margin-bottom="0.0833in"/>
    </style:style>
    <style:style style:name="P27" style:parent-style-name="Odstavecseseznamem" style:family="paragraph">
      <style:paragraph-properties fo:margin-top="0.0833in" fo:margin-bottom="0.0833in"/>
    </style:style>
    <style:style style:name="P28" style:parent-style-name="Odstavecseseznamem" style:family="paragraph">
      <style:paragraph-properties fo:margin-top="0.0833in" fo:margin-bottom="0.0833in" fo:margin-left="0in">
        <style:tab-stops/>
      </style:paragraph-properties>
    </style:style>
    <style:style style:name="P29" style:parent-style-name="Normální" style:family="paragraph">
      <style:text-properties fo:color="#000000"/>
    </style:style>
    <style:style style:name="P30" style:parent-style-name="Normální" style:family="paragraph">
      <style:text-properties fo:color="#000000"/>
    </style:style>
    <style:style style:name="P31" style:parent-style-name="Normální" style:family="paragraph">
      <style:text-properties fo:color="#000000"/>
    </style:style>
    <style:style style:name="P32" style:parent-style-name="Normální" style:family="paragraph">
      <style:text-properties fo:color="#000000"/>
    </style:style>
    <style:style style:name="P33" style:parent-style-name="Normální" style:family="paragraph">
      <style:text-properties fo:color="#000000"/>
    </style:style>
    <style:style style:name="P34" style:parent-style-name="Normální" style:family="paragraph">
      <style:text-properties fo:color="#000000"/>
    </style:style>
    <style:style style:name="P35" style:parent-style-name="Normální" style:family="paragraph">
      <style:text-properties fo:color="#000000"/>
    </style:style>
    <style:style style:name="P36" style:parent-style-name="Normální" style:family="paragraph">
      <style:text-properties fo:color="#000000"/>
    </style:style>
    <style:style style:name="P37" style:parent-style-name="Normální" style:family="paragraph">
      <style:text-properties fo:color="#000000"/>
    </style:style>
    <style:style style:name="P38" style:parent-style-name="Normální" style:family="paragraph">
      <style:text-properties fo:color="#000000"/>
    </style:style>
    <style:style style:name="P39" style:parent-style-name="Normální" style:family="paragraph">
      <style:text-properties fo:color="#000000"/>
    </style:style>
    <style:style style:name="P40" style:parent-style-name="Normální" style:family="paragraph">
      <style:text-properties fo:color="#000000"/>
    </style:style>
    <style:style style:name="P41" style:parent-style-name="Normální" style:family="paragraph">
      <style:text-properties fo:color="#000000"/>
    </style:style>
    <style:style style:name="P42" style:parent-style-name="Normální" style:family="paragraph">
      <style:text-properties fo:color="#000000"/>
    </style:style>
    <style:style style:name="P43" style:parent-style-name="Normální" style:family="paragraph">
      <style:text-properties fo:color="#000000"/>
    </style:style>
    <style:style style:name="P44" style:parent-style-name="Normální" style:family="paragraph">
      <style:text-properties fo:color="#000000"/>
    </style:style>
    <style:style style:name="P45" style:parent-style-name="Normální" style:family="paragraph">
      <style:text-properties fo:color="#000000"/>
    </style:style>
    <style:style style:name="P46" style:parent-style-name="Normální" style:family="paragraph">
      <style:text-properties fo:color="#000000"/>
    </style:style>
    <style:style style:name="P47" style:parent-style-name="Normální" style:family="paragraph">
      <style:text-properties fo:color="#000000"/>
    </style:style>
    <style:style style:name="P48" style:parent-style-name="Normální" style:family="paragraph">
      <style:text-properties fo:color="#000000"/>
    </style:style>
    <style:style style:name="P49" style:parent-style-name="Normální" style:family="paragraph">
      <style:text-properties fo:color="#000000"/>
    </style:style>
    <style:style style:name="P50" style:parent-style-name="Normální" style:family="paragraph">
      <style:text-properties fo:color="#000000"/>
    </style:style>
    <style:style style:name="P51" style:parent-style-name="Normální" style:family="paragraph">
      <style:text-properties fo:color="#000000"/>
    </style:style>
    <style:style style:name="P52" style:parent-style-name="Normální" style:family="paragraph">
      <style:text-properties fo:color="#000000"/>
    </style:style>
    <style:style style:name="P53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54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55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56" style:parent-style-name="Odstavecseseznamem" style:family="paragraph">
      <style:text-properties fo:color="#000000"/>
    </style:style>
    <style:style style:name="P57" style:parent-style-name="Odstavecseseznamem" style:family="paragraph">
      <style:text-properties fo:color="#000000"/>
    </style:style>
    <style:style style:name="P58" style:parent-style-name="Odstavecseseznamem" style:family="paragraph">
      <style:text-properties fo:color="#000000"/>
    </style:style>
    <style:style style:name="P59" style:parent-style-name="Odstavecseseznamem" style:family="paragraph">
      <style:text-properties fo:color="#000000"/>
    </style:style>
    <style:style style:name="P60" style:parent-style-name="Odstavecseseznamem" style:family="paragraph"/>
    <style:style style:name="P61" style:parent-style-name="Odstavecseseznamem" style:family="paragraph">
      <style:text-properties fo:color="#000000"/>
    </style:style>
    <style:style style:name="P62" style:parent-style-name="Odstavecseseznamem" style:family="paragraph">
      <style:text-properties fo:color="#000000"/>
    </style:style>
    <style:style style:name="P63" style:parent-style-name="Odstavecsesezname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8/2019<text:bookmark-end text:name="Text14"/></text:p>
            <text:p text:style-name="Normální">KVOP-51460/2019<text:bookmark-end text:name="Text2"/></text:p>
            <text:p text:style-name="Normální"><text:bookmark-start text:name="Text6"/>15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gr. F. Š.</text:p>
            <text:p text:style-name="Normální">Nar.</text:p>
            <text:p text:style-name="Normální">     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>Vážený pane magistře,<text:s/></text:p>
      <text:p text:style-name="Normální">dne 12. 11. 2019 byla do Kanceláře veřejného ochránce práv doručena Vaše žádost podle zákona č. 106/1999 Sb., o svobodném přístupu k informacím, ve znění pozdějších předpisů, kterou žádáte:<text:s/></text:p>
      <text:p text:style-name="Normální"/>
      <text:list text:style-name="LFO12" text:continue-numbering="true">
        <text:list-item>
          <text:p text:style-name="P18">Rozpočet rok 2019 – rozlišený odvětvový a průřezový, plán rozpočtu na rok 2020, plán<text:s/>investic včetně spoluúčasti tuzemských a zahraničních subjektů.</text:p>
        </text:list-item>
        <text:list-item>
          <text:p text:style-name="P19">Organizační strukturu, organizační řád v aktuálním znění.</text:p>
        </text:list-item>
        <text:list-item>
          <text:p text:style-name="P20">Aktuální předpisy BOZP, hygienické předpisy, ochrana osobních údajů v úplném znění.</text:p>
        </text:list-item>
        <text:list-item>
          <text:p text:style-name="P21">Pracovní řád, spisový a skartační řád v aktuálním znění.</text:p>
        </text:list-item>
        <text:list-item>
          <text:p text:style-name="P22">Jmenný seznam zaměstnanců od úrovně statutárního zástupce do úrovně vedoucího oddělení povinného subjektu – jméno, příjmení, titul, zastávaná funkce, vznik funkce, rok narození – nepovinný údaj.</text:p>
        </text:list-item>
        <text:list-item>
          <text:p text:style-name="P23">Výroční zprávu o činnosti za rok 2018 a za 1. pololetí 2019.</text:p>
        </text:list-item>
        <text:list-item>
          <text:p text:style-name="P24">Jmenný seznam externích spolupracovníků v oblasti právních služeb, ekonomiky, ostrahy majetku – název externisty, sídlo, IČO, oprávněná osoba, obsah spolupráce, finanční ohodnocení, vznik a doba externí spolupráce, to vše v aktuálním znění.</text:p>
        </text:list-item>
        <text:list-item>
          <text:p text:style-name="P25">Zastoupení v orgánech a organizacích v zahraničí – název subjektu, postavení povinného subjektu, generálie pověřených zástupců – jméno, příjmení, titul, vznik funkce, funkční období, krátký životopis o získaném vzdělání a odborné praxi.<text:s/></text:p>
        </text:list-item>
        <text:list-item>
          <text:p text:style-name="P26">Jmenný seznam všech zřizovaných subjektů – název, adresa, IČO, statutární zástupce, předmět činnosti.</text:p>
        </text:list-item>
        <text:list-item>
          <text:p text:style-name="P27">Ediční činnost v roce 2019 a plán na další období – titul, autor, charakter edice, určení (studie pro vnitřní potřebu, pro veřejnost, apod.).</text:p>
        </text:list-item>
      </text:list>
      <text:p text:style-name="P28"/>
      <text:p text:style-name="P29">K bodu č. 1)</text:p>
      <text:p text:style-name="P30">Vyžádané informace jsou poskytnuty v dokumentu, který je přílohou č. 1 tohoto dopisu.</text:p>
      <text:p text:style-name="P31"/>
      <text:p text:style-name="P32">K bodu č. 2)</text:p>
      <text:p text:style-name="P33">Vyžádané informace jsou poskytnuty v dokumentu, který je přílohou č. 2 tohoto dopisu.</text:p>
      <text:p text:style-name="P34"/>
      <text:p text:style-name="P35"/>
      <text:soft-page-break/>
      <text:p text:style-name="P36">K bodu č. 3)</text:p>
      <text:p text:style-name="P37">Vyžádané informace jsou poskytnuty v dokumentech, které jsou přílohou č. 3 tohoto dopisu.</text:p>
      <text:p text:style-name="P38">K bodu č. 4)</text:p>
      <text:p text:style-name="P39">Vyžádané informace jsou poskytnuty v dokumentech, které jsou přílohou č. 4 tohoto dopisu.</text:p>
      <text:p text:style-name="P40"/>
      <text:p text:style-name="P41">K bodu č. 5)</text:p>
      <text:p text:style-name="P42">Vyžádané informace jsou poskytnuty v dokumentu, který je přílohou č. 5 tohoto dopisu.</text:p>
      <text:p text:style-name="P43"/>
      <text:p text:style-name="P44">K bodu č. 6)</text:p>
      <text:p text:style-name="P45">Vyžádané informace jsou poskytnuty v dokumentech, které jsou přílohou č. 6 tohoto dopisu.</text:p>
      <text:p text:style-name="P46"/>
      <text:p text:style-name="Normální">K bodu č. 7)</text:p>
      <text:p text:style-name="Normální">Kancelář veřejného ochránce práv, nemá žádné externí spolupracovníky v oblasti právních služeb, ekonomiky, ostrahy majetku.</text:p>
      <text:p text:style-name="Normální"/>
      <text:p text:style-name="P47">K bodu č. 8)</text:p>
      <text:p text:style-name="P48">Vyžádané informace jsou poskytnuty v dokumentu, který je přílohou č. 7 tohoto dopisu.</text:p>
      <text:p text:style-name="P49"/>
      <text:p text:style-name="P50">K bodu č. 9)</text:p>
      <text:p text:style-name="P51">Kancelář veřejného ochránce práv, jako organizační složka státu nezřídila žádný podřízený subjekt.<text:s/></text:p>
      <text:p text:style-name="P52"/>
      <text:p text:style-name="Normální">K bodu č. 10)</text:p>
      <text:p text:style-name="Normální">Vyžádané informace jsou poskytnuty v dokumentu, který je přílohou č.<text:s/>8<text:s/>tohoto dopisu.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53">Ing. Josef Svoboda</text:p>
      <text:p text:style-name="P54">vedoucí odboru vnitřní správy</text:p>
      <text:p text:style-name="Normální"><text:tab/></text:p>
      <text:p text:style-name="Normální"/>
      <text:p text:style-name="Normální"/>
      <text:p text:style-name="Normální"/>
      <text:p text:style-name="Normální"/>
      <text:p text:style-name="P55">Přílohy:</text:p>
      <text:list text:style-name="LFO13" text:continue-numbering="true">
        <text:list-item>
          <text:p text:style-name="P56">Rozpočet KVOP v roce 2019 a návrh rozpočtu na rok 2020</text:p>
        </text:list-item>
        <text:list-item>
          <text:p text:style-name="P57">Organizační strukturu, organizační řád<text:s/></text:p>
        </text:list-item>
        <text:list-item>
          <text:p text:style-name="P58">Směrnice č. 2/2018, Směrnice č. 4/2017</text:p>
        </text:list-item>
        <text:list-item>
          <text:p text:style-name="P59">Směrnice č. 1/2018</text:p>
        </text:list-item>
        <text:list-item>
          <text:p text:style-name="P60">Seznam zaměstnanců</text:p>
        </text:list-item>
        <text:list-item>
          <text:p text:style-name="P61">Výroční zpráva 2018, 1. a 2. čtvrtletí roku 2019</text:p>
        </text:list-item>
        <text:list-item>
          <text:p text:style-name="P62">Zastoupení v orgánech a organizacích v zahraničí</text:p>
        </text:list-item>
        <text:list-item>
          <text:p text:style-name="P63">Ediční činnost v roce 2019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7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1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YU68*</text:span>*KVOPX009YU68*</text:p>
        <text:p text:style-name="P12"><text:span text:style-name="T13">KVOPX009YU68</text:span>KVOPX009YU6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1-22T09:20:00Z</meta:creation-date>
    <dc:date>2019-11-22T09:21:00Z</dc:date>
    <meta:print-date>2019-11-15T09:51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6" meta:word-count="470" meta:character-count="3237" meta:row-count="23" meta:non-whitespace-character-count="2773"/>
  </office:meta>
</office:document-meta>
</file>